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cm" table:align="left"/>
    </style:style>
    <style:style style:name="Táboa1.A" style:family="table-column">
      <style:table-column-properties style:column-width="17cm"/>
    </style:style>
    <style:style style:name="Táboa1.A1" style:family="table-cell">
      <style:table-cell-properties style:vertical-align="middle" fo:padding="0.049cm" fo:border="0.05pt dashed #bbbbbb"/>
    </style:style>
    <style:style style:name="Táboa2" style:family="table">
      <style:table-properties style:width="16.902cm" table:align="center"/>
    </style:style>
    <style:style style:name="Táboa2.A" style:family="table-column">
      <style:table-column-properties style:column-width="6.202cm"/>
    </style:style>
    <style:style style:name="Táboa2.B" style:family="table-column">
      <style:table-column-properties style:column-width="5.427cm"/>
    </style:style>
    <style:style style:name="Táboa2.C" style:family="table-column">
      <style:table-column-properties style:column-width="5.272cm"/>
    </style:style>
    <style:style style:name="Táboa2.A1" style:family="table-cell">
      <style:table-cell-properties style:vertical-align="middle" fo:padding="0.049cm" fo:border="0.05pt dashed #bbbbbb"/>
    </style:style>
    <style:style style:name="Táboa2" style:family="table">
      <style:table-properties style:width="16.902cm" table:align="center"/>
    </style:style>
    <style:style style:name="Táboa2.A" style:family="table-column">
      <style:table-column-properties style:column-width="6.202cm"/>
    </style:style>
    <style:style style:name="Táboa2.B" style:family="table-column">
      <style:table-column-properties style:column-width="5.427cm"/>
    </style:style>
    <style:style style:name="Táboa2.C" style:family="table-column">
      <style:table-column-properties style:column-width="5.272cm"/>
    </style:style>
    <style:style style:name="Táboa2.A1" style:family="table-cell">
      <style:table-cell-properties style:vertical-align="middle" fo:padding="0.049cm" fo:border="0.05pt dashed #bbbbbb"/>
    </style:style>
    <style:style style:name="P1" style:family="paragraph" style:parent-style-name="Heading_20_5">
      <style:paragraph-properties fo:margin-top="0cm" fo:margin-bottom="0.247cm" style:contextual-spacing="false" fo:line-height="120%" fo:text-align="start" style:justify-single-word="false" fo:orphans="2" fo:widows="2"/>
    </style:style>
    <style:style style:name="P2" style:family="paragraph" style:parent-style-name="Standard">
      <style:paragraph-properties fo:margin-top="0cm" fo:margin-bottom="0cm" style:contextual-spacing="false" fo:orphans="2"/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cm" fo:margin-bottom="0cm" style:contextual-spacing="false" fo:orphans="2"/>
    </style:style>
    <style:style style:name="P4" style:family="paragraph" style:parent-style-name="Table_20_Heading">
      <style:paragraph-properties fo:margin-top="0cm" fo:margin-bottom="0cm" style:contextual-spacing="false" fo:orphans="2"/>
    </style:style>
    <style:style style:name="P5" style:family="paragraph" style:parent-style-name="Table_20_Heading">
      <style:paragraph-properties fo:orphans="2"/>
    </style:style>
    <style:style style:name="P6" style:family="paragraph" style:parent-style-name="Table_20_Contents">
      <style:paragraph-properties fo:margin-top="0cm" fo:margin-bottom="0cm" style:contextual-spacing="false" fo:orphans="2"/>
      <style:text-properties officeooo:paragraph-rsid="00182466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bold"/>
    </style:style>
    <style:style style:name="P9" style:family="paragraph" style:parent-style-name="Table_20_Contents">
      <style:paragraph-properties fo:margin-top="0cm" fo:margin-bottom="0cm" style:contextual-spacing="false" fo:orphans="2"/>
      <style:text-properties fo:font-weight="bold" officeooo:rsid="001dafaf" officeooo:paragraph-rsid="001dafaf" style:font-weight-asian="bold" style:font-weight-complex="bold"/>
    </style:style>
    <style:style style:name="P10" style:family="paragraph" style:parent-style-name="Table_20_Contents">
      <style:paragraph-properties fo:margin-top="0cm" fo:margin-bottom="0cm" style:contextual-spacing="false" fo:orphans="2"/>
      <style:text-properties officeooo:rsid="0018d877" officeooo:paragraph-rsid="0018d877"/>
    </style:style>
    <style:style style:name="P11" style:family="paragraph" style:parent-style-name="Table_20_Contents">
      <style:paragraph-properties fo:margin-top="0cm" fo:margin-bottom="0cm" style:contextual-spacing="false" fo:orphans="2"/>
      <style:text-properties officeooo:rsid="0018fe86" officeooo:paragraph-rsid="0018fe86"/>
    </style:style>
    <style:style style:name="P12" style:family="paragraph" style:parent-style-name="Table_20_Contents">
      <style:paragraph-properties fo:margin-top="0cm" fo:margin-bottom="0cm" style:contextual-spacing="false" fo:orphans="2"/>
      <style:text-properties officeooo:rsid="00196eae" officeooo:paragraph-rsid="00196eae"/>
    </style:style>
    <style:style style:name="P13" style:family="paragraph" style:parent-style-name="Table_20_Contents">
      <style:paragraph-properties fo:margin-top="0cm" fo:margin-bottom="0cm" style:contextual-spacing="false" fo:orphans="2"/>
      <style:text-properties officeooo:rsid="00196eae" officeooo:paragraph-rsid="001b2f7f"/>
    </style:style>
    <style:style style:name="P14" style:family="paragraph" style:parent-style-name="Table_20_Contents">
      <style:text-properties fo:font-size="12pt" officeooo:rsid="0019f84b" officeooo:paragraph-rsid="0019f84b" style:font-size-asian="10.5pt" style:font-size-complex="12pt"/>
    </style:style>
    <style:style style:name="P15" style:family="paragraph" style:parent-style-name="Text_20_body">
      <style:text-properties fo:font-size="12pt" style:font-size-asian="10.5pt" style:font-size-complex="12pt"/>
    </style:style>
    <style:style style:name="P16" style:family="paragraph" style:parent-style-name="Table_20_Contents">
      <style:text-properties fo:font-size="12pt" officeooo:rsid="001dafaf" officeooo:paragraph-rsid="001dafaf" style:font-size-asian="10.5pt" style:font-size-complex="12pt"/>
    </style:style>
    <style:style style:name="P17" style:family="paragraph" style:parent-style-name="Table_20_Contents">
      <style:text-properties fo:font-size="12pt" officeooo:rsid="001ea15a" officeooo:paragraph-rsid="001ea15a" style:font-size-asian="10.5pt" style:font-size-complex="12pt"/>
    </style:style>
    <style:style style:name="P18" style:family="paragraph" style:parent-style-name="Table_20_Contents">
      <style:text-properties fo:font-size="12pt" style:font-size-asian="10.5pt" style:font-size-complex="12pt"/>
    </style:style>
    <style:style style:name="P19" style:family="paragraph" style:parent-style-name="Table_20_Contents">
      <style:text-properties fo:font-size="12pt" officeooo:rsid="0021afd6" officeooo:paragraph-rsid="0021afd6" style:font-size-asian="10.5pt" style:font-size-complex="12pt"/>
    </style:style>
    <style:style style:name="P20" style:family="paragraph" style:parent-style-name="Table_20_Contents">
      <style:text-properties fo:font-size="12pt" officeooo:rsid="0021e094" officeooo:paragraph-rsid="0021e094" style:font-size-asian="10.5pt" style:font-size-complex="12pt"/>
    </style:style>
    <style:style style:name="P21" style:family="paragraph" style:parent-style-name="Table_20_Contents">
      <style:paragraph-properties fo:margin-top="0cm" fo:margin-bottom="0cm" style:contextual-spacing="false" fo:orphans="2"/>
      <style:text-properties officeooo:rsid="00197a76" officeooo:paragraph-rsid="00182466"/>
    </style:style>
    <style:style style:name="P22" style:family="paragraph" style:parent-style-name="Table_20_Contents">
      <style:paragraph-properties fo:margin-top="0cm" fo:margin-bottom="0cm" style:contextual-spacing="false" fo:orphans="2"/>
      <style:text-properties officeooo:rsid="001b2f7f" officeooo:paragraph-rsid="001b2f7f"/>
    </style:style>
    <style:style style:name="P23" style:family="paragraph" style:parent-style-name="Table_20_Contents">
      <style:paragraph-properties fo:margin-top="0cm" fo:margin-bottom="0cm" style:contextual-spacing="false" fo:orphans="2"/>
      <style:text-properties officeooo:rsid="001dafaf" officeooo:paragraph-rsid="001dafaf"/>
    </style:style>
    <style:style style:name="P24" style:family="paragraph" style:parent-style-name="Table_20_Contents" style:list-style-name="L1">
      <style:paragraph-properties fo:margin-top="0cm" fo:margin-bottom="0cm" style:contextual-spacing="false" fo:orphans="2"/>
    </style:style>
    <style:style style:name="P25" style:family="paragraph" style:parent-style-name="Table_20_Contents">
      <style:text-properties fo:font-size="12pt" officeooo:rsid="0021afd6" officeooo:paragraph-rsid="0021afd6" style:font-size-asian="10.5pt" style:font-size-complex="12pt"/>
    </style:style>
    <style:style style:name="P26" style:family="paragraph" style:parent-style-name="Table_20_Contents">
      <style:text-properties fo:font-size="12pt" officeooo:rsid="0024057e" officeooo:paragraph-rsid="0024057e" style:font-size-asian="10.5pt" style:font-size-complex="12pt"/>
    </style:style>
    <style:style style:name="P27" style:family="paragraph" style:parent-style-name="Table_20_Contents">
      <style:text-properties fo:font-size="12pt" officeooo:rsid="0026df38" officeooo:paragraph-rsid="0026df38" style:font-size-asian="10.5pt" style:font-size-complex="12pt"/>
    </style:style>
    <style:style style:name="P28" style:family="paragraph" style:parent-style-name="Table_20_Contents">
      <style:text-properties officeooo:paragraph-rsid="0021afd6"/>
    </style:style>
    <style:style style:name="P29" style:family="paragraph" style:parent-style-name="Table_20_Contents">
      <style:text-properties officeooo:paragraph-rsid="0024057e"/>
    </style:style>
    <style:style style:name="T1" style:family="text">
      <style:text-properties fo:color="#020f6e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color="#000080" loext:opacity="100%" style:text-line-through-style="none" style:text-line-through-type="none" style:text-underline-style="solid" style:text-underline-width="auto" style:text-underline-color="font-color" style:text-blinking="false" fo:background-color="transparent" loext:char-shading-value="0"/>
    </style:style>
    <style:style style:name="T3" style:family="text">
      <style:text-properties officeooo:rsid="00178d57"/>
    </style:style>
    <style:style style:name="T4" style:family="text">
      <style:text-properties officeooo:rsid="00197a76"/>
    </style:style>
    <style:style style:name="T5" style:family="text">
      <style:text-properties officeooo:rsid="001b2f7f"/>
    </style:style>
    <style:style style:name="T6" style:family="text">
      <style:text-properties fo:font-weight="bold"/>
    </style:style>
    <style:style style:name="T7" style:family="text">
      <style:text-properties fo:font-weight="bold" officeooo:rsid="001b2f7f" style:font-weight-asian="bold" style:font-weight-complex="bold"/>
    </style:style>
    <style:style style:name="T8" style:family="text">
      <style:text-properties officeooo:rsid="001ea15a"/>
    </style:style>
    <style:style style:name="T9" style:family="text">
      <style:text-properties officeooo:rsid="00207b3a"/>
    </style:style>
    <style:style style:name="T10" style:family="text">
      <style:text-properties fo:font-style="italic"/>
    </style:style>
    <style:style style:name="T11" style:family="text">
      <style:text-properties fo:font-size="12pt" fo:font-weight="bold" officeooo:rsid="0021afd6" style:font-size-asian="10.5pt" style:font-size-complex="12pt"/>
    </style:style>
    <style:style style:name="T12" style:family="text">
      <style:text-properties fo:font-size="12pt" fo:font-weight="bold" officeooo:rsid="0022c262" style:font-size-asian="10.5pt" style:font-size-complex="12pt"/>
    </style:style>
    <style:style style:name="T13" style:family="text">
      <style:text-properties fo:font-size="12pt" officeooo:rsid="0022c262" style:font-size-asian="10.5pt" style:font-size-complex="12pt"/>
    </style:style>
    <style:style style:name="T14" style:family="text">
      <style:text-properties fo:font-size="12pt" officeooo:rsid="002315d3" style:font-size-asian="10.5pt" style:font-size-complex="12pt"/>
    </style:style>
    <style:style style:name="T15" style:family="text">
      <style:text-properties fo:font-size="12pt" officeooo:rsid="0024057e" style:font-size-asian="10.5pt" style:font-size-complex="12pt"/>
    </style:style>
    <style:style style:name="T16" style:family="text">
      <style:text-properties officeooo:rsid="0024057e"/>
    </style:style>
    <style:style style:name="T17" style:family="text">
      <style:text-properties officeooo:rsid="00255f6a"/>
    </style:style>
    <style:style style:name="T18" style:family="text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yui_3_17_2_1_1708711384759_1401"/><text:bookmark text:name="yui_3_17_2_1_1708711384759_1400"/><text:bookmark text:name="yui_3_17_2_1_1708711384759_1482"/><text:bookmark text:name="yui_3_17_2_1_1708711384759_1402"/>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3"><text:bookmark text:name="yui_3_17_2_1_1708711384759_1641"/><text:bookmark text:name="yui_3_17_2_1_1708711384759_1640"/><text:bookmark text:name="yui_3_17_2_1_1708711384759_1481"/>ACTIVIDAD 1.- (10 puntos)<text:bookmark text:name="yui_3_17_2_1_1708711384759_1642"/></text:p>
            <text:p text:style-name="P3"><text:bookmark text:name="yui_3_17_2_1_1708711384759_1643"/>Busca el Convenio Colectivo vigente para el sector de consultoría informática y realiza una comparativa con lo que hemos estudiado hasta el momento del Estatuto de los Trabajadores. Debes centrarte en los aspectos que se relacionan en este cuadro.</text:p>
            <text:p text:style-name="P3"><text:a xlink:type="simple" xlink:href="https://noticias.juridicas.com/base_datos/Laboral/768825-resolucion-de-13-de-julio-de-2023-de-la-direccion-general-de-trabajo-por.html" text:style-name="Internet_20_link" text:visited-style-name="Visited_20_Internet_20_Link"><text:bookmark text:name="yui_3_17_2_1_1708711384759_1645"/><text:bookmark text:name="yui_3_17_2_1_1708711384759_1644"/><text:span text:style-name="T1">Convenio de Consultoría Informática (Nacional</text:span></text:a>)</text:p>
            <text:p text:style-name="P3"><text:a xlink:type="simple" xlink:href="https://noticias.juridicas.com/base_datos/Laboral/561075-et-2015.html" text:style-name="Internet_20_link" text:visited-style-name="Visited_20_Internet_20_Link"><text:span text:style-name="T2">Estatuto Trabajadores</text:span></text:a><text:span text:style-name="T1"> </text:span>(ET)</text:p>
            <text:p text:style-name="P3">Comparativa Convenio Colectivo.</text:p>
            <text:p text:style-name="P2"><text:bookmark text:name="yui_3_17_2_1_1708711384759_1480"/></text:p>
            <text:p text:style-name="P7">También puedes realizar este cuadro en Genially o aplicación que tú desees. Puedes ver un modelo en el archivo adjunto.</text:p>
            <table:table table:name="Táboa2" table:style-name="Táboa2">
              <table:table-column table:style-name="Táboa2.A"/>
              <table:table-column table:style-name="Táboa2.B"/>
              <table:table-column table:style-name="Táboa2.C"/>
              <table:table-row>
                <table:table-cell table:style-name="Táboa2.A1" office:value-type="string">
                  <text:p text:style-name="P5">Condiciones de trabajo</text:p>
                </table:table-cell>
                <table:table-cell table:style-name="Táboa2.A1" office:value-type="string">
                  <text:p text:style-name="P5">Mínimo legal (ET)</text:p>
                </table:table-cell>
                <table:table-cell table:style-name="Táboa2.A1" office:value-type="string">
                  <text:p text:style-name="P5">Convenio Colectivo</text:p>
                </table:table-cell>
              </table:table-row>
              <table:table-row>
                <table:table-cell table:style-name="Táboa2.A1" office:value-type="string">
                  <text:p text:style-name="P4">Jornada máxima y descansos en jornada</text:p>
                </table:table-cell>
                <table:table-cell table:style-name="Táboa2.A1" office:value-type="string">
                  <text:p text:style-name="P3">Jornada máxima de 1826 horas anuales. Descanso mínimo de 15 minutos en jornadas de 6 o más horas continuadas.</text:p>
                </table:table-cell>
                <table:table-cell table:style-name="Táboa2.A1" office:value-type="string">
                  <text:p text:style-name="P6"><text:span text:style-name="Emphasis">El convenio dice, en su artículo </text:span><text:span text:style-name="Emphasis"><text:span text:style-name="T3">20</text:span></text:span><text:span text:style-name="Emphasis">, </text:span><text:span text:style-name="Emphasis"><text:span text:style-name="T3">que </text:span></text:span><text:span text:style-name="Emphasis">la jornada ordinaria máxima de trabajo efectivo, en cómputo anual, será de 1.800 horas anuales.</text:span></text:p>
                  <text:p text:style-name="P6"><text:span text:style-name="Emphasis"><text:span text:style-name="T3">No establece normativa acerca de los descansos durante la jornada.</text:span></text:span></text:p>
                </table:table-cell>
              </table:table-row>
              <table:table-row>
                <table:table-cell table:style-name="Táboa2.A1" office:value-type="string">
                  <text:p text:style-name="P4">Horas extras (máximo anual, retribución, prohibiciones)</text:p>
                </table:table-cell>
                <table:table-cell table:style-name="Táboa2.A1" office:value-type="string">
                  <text:p text:style-name="P10">Máximo de 80 horas por año, de realización voluntaria y retribuidas como mínimo igual que una hora ordinaria(o su tiempo de descanso equivalente)</text:p>
                </table:table-cell>
                <table:table-cell table:style-name="Táboa2.A1" office:value-type="string">
                  <text:p text:style-name="P11">Articulo 29: No se establece un máximo pero si un compromiso de reducirlas lo máximo posible. Serán retribuidas con un tiempo de descanso incrementado en al menos el 75 por ciento. </text:p>
                </table:table-cell>
              </table:table-row>
              <table:table-row>
                <table:table-cell table:style-name="Táboa2.A1" office:value-type="string">
                  <text:p text:style-name="P5">Vacaciones</text:p>
                </table:table-cell>
                <table:table-cell table:style-name="Táboa2.A1" office:value-type="string">
                  <text:p text:style-name="P21">30 días naturales <text:span text:style-name="T17">(unos 22 laborables aprox.)</text:span></text:p>
                </table:table-cell>
                <table:table-cell table:style-name="Táboa2.A1" office:value-type="string">
                  <text:p text:style-name="P6"><text:span text:style-name="T4">Articulo 21: </text:span>(23) días laborables de vacaciones anuales retribuidas </text:p>
                </table:table-cell>
              </table:table-row>
              <table:table-row>
                <table:table-cell table:style-name="Táboa2.A1" office:value-type="string">
                  <text:p text:style-name="P4">Permisos retribuidos. Indicar 5 ejemplos.</text:p>
                </table:table-cell>
                <table:table-cell table:style-name="Táboa2.A1" office:value-type="string">
                  <text:p text:style-name="P12">- Matrimonio o pareja de hecho(15 dias)</text:p>
                  <text:p text:style-name="P12">- Accidente, enfermedad grave, intervención de familiar hasta segundo grado (5 dias)</text:p>
                  <text:p text:style-name="P12">- Fallecimiento de familiar hasta segundo grado (2 dias)</text:p>
                  <text:p text:style-name="P12">- Traslado de domicilio (1 dia)</text:p>
                  <text:p text:style-name="P13">- Cumplimiento de deber de caracter público(ex: mesa electoral)<text:span text:style-name="T5">-&gt;el tiempo indispensable.</text:span></text:p>
                </table:table-cell>
                <table:table-cell table:style-name="Táboa2.A1" office:value-type="string">
                  <text:p text:style-name="P22">Articulo 22:</text:p>
                  <text:p text:style-name="P22"/>
                  <text:p text:style-name="P13">- Matrimonio o pareja de hecho(15 dias)</text:p>
                  <text:p text:style-name="P13">- Fallecimiento de familiar hasta segundo grado (2 dias)<text:span text:style-name="T5">. </text:span><text:span text:style-name="T7">4 dias en caso de conyuge, padres, madres o hijos/hijas.</text:span></text:p>
                  <text:p text:style-name="P13">- Traslado de domicilio (1 dia)</text:p>
                  <text:p text:style-name="P13">- Cumplimiento de deber de caracter público(ex: mesa electoral)<text:span text:style-name="T5">-&gt;el tiempo indispensable.</text:span></text:p>
                </table:table-cell>
              </table:table-row>
              <table:table-row>
                <table:table-cell table:style-name="Táboa2.A1" office:value-type="string">
                  <text:p text:style-name="P4">Faltas y sanciones. Indicar 2 ejemplos de cada tipo (leves,</text:p>
                  <text:p text:style-name="P4">graves y muy graves)</text:p>
                </table:table-cell>
                <table:table-cell table:style-name="Táboa2.A1" office:value-type="string">
                  <text:p text:style-name="P9">no se establecen grados ???</text:p>
                </table:table-cell>
                <table:table-cell table:style-name="Táboa2.A1" office:value-type="string">
                  <text:p text:style-name="P23">Articulo 24:</text:p>
                  <text:p text:style-name="P23"/>
                  <text:p text:style-name="P23">Leves:</text:p>
                  <text:p text:style-name="P23">-Tres faltas de puntualidad en un mes sin causa justificada.</text:p>
                  <text:p text:style-name="P23">-Falta de aseo y limpieza personal</text:p>
                  <text:p text:style-name="P23"/>
                  <text:p text:style-name="P23"><text:soft-page-break/>Graves:</text:p>
                  <text:p text:style-name="P23">-Faltar al trabajo sin justificación 2 días en un mes.</text:p>
                  <text:p text:style-name="P23">-El abandono del trabajo sin causa justificada.</text:p>
                  <text:p text:style-name="P23"/>
                  <text:p text:style-name="P23">Muy graves:</text:p>
                  <text:p text:style-name="P23">-Faltar al trabajo más de 2 días al mes sin causa justificada.</text:p>
                  <text:p text:style-name="P23">-El acoso sexual por razón de sexo.</text:p>
                  <text:p text:style-name="P23"/>
                </table:table-cell>
              </table:table-row>
              <table:table-row>
                <table:table-cell table:style-name="Táboa2.A1" office:value-type="string">
                  <text:p text:style-name="P4">SMI/ salario convenio para programador/a junior</text:p>
                </table:table-cell>
                <table:table-cell table:style-name="Táboa2.A1" office:value-type="string">
                  <text:p text:style-name="P14">1136*14 pagas-&gt;</text:p>
                  <text:p text:style-name="P14">15876€ anuales</text:p>
                </table:table-cell>
                <table:table-cell table:style-name="Táboa2.A1" office:value-type="string">
                  <text:p text:style-name="P16">Anexo I: Tablas salariales</text:p>
                  <text:p text:style-name="P16">Para el area 3 y en <text:span text:style-name="T8">grupo</text:span> D los salarios son:</text:p>
                  <text:p text:style-name="P16"/>
                  <text:p text:style-name="P16">D1: 19077,68€</text:p>
                  <text:p text:style-name="P16">D2: 17659,83€</text:p>
                  <text:p text:style-name="P16">D3: 17309,88€</text:p>
                </table:table-cell>
              </table:table-row>
              <table:table-row>
                <table:table-cell table:style-name="Táboa2.A1" office:value-type="string">
                  <text:p text:style-name="P4">Periodo de prueba contratos de trabajo</text:p>
                </table:table-cell>
                <table:table-cell table:style-name="Táboa2.A1" office:value-type="string">
                  <text:p text:style-name="P17">Articulo 14:</text:p>
                  <text:p text:style-name="P17">Podrá concertarse por escrito un periodo de prueba, con sujeción a los límites de duración que, en su caso, se establezcan en los convenios colectivos. </text:p>
                  <text:p text:style-name="P17"/>
                  <text:p text:style-name="P17">En defecto de pacto en convenio, la duración del periodo de prueba no podrá exceder de seis meses para los técnicos titulados, ni de dos meses para los demás trabajadores. </text:p>
                  <text:p text:style-name="P17"/>
                </table:table-cell>
                <table:table-cell table:style-name="Táboa2.A1" office:value-type="string">
                  <text:p text:style-name="P17">Para el area 3 y el grupo D el periodo de prueba es de 6 meses.<text:span text:style-name="T9">(El máximo legal)</text:span></text:p>
                </table:table-cell>
              </table:table-row>
              <table:table-row>
                <table:table-cell table:style-name="Táboa2.A1" office:value-type="string">
                  <text:p text:style-name="P4">Medidas de conciliación (armonización) de la vida personal</text:p>
                  <text:p text:style-name="P4">y familiar. (señalar 3 ejemplos)</text:p>
                </table:table-cell>
                <table:table-cell table:style-name="Táboa2.A1" office:value-type="string">
                  <text:p text:style-name="P27">Las medidas de la derecha también están recogidas pero no existe un artículo específico que las describa.</text:p>
                </table:table-cell>
                <table:table-cell table:style-name="Táboa2.A1" office:value-type="string">
                  <text:p text:style-name="P19">Articulo 40</text:p>
                  <text:p text:style-name="P19"/>
                  <text:p text:style-name="P28"><text:span text:style-name="T11">1. </text:span><text:span text:style-name="T12">U</text:span><text:span text:style-name="T13">na hora de lactancia diaria por nacimiento o adopcion y hasta que el hijo cumpla los 9 meses. </text:span><text:span text:style-name="T14">P</text:span><text:span text:style-name="T13">odrá ser disfrutado indistintamente por la madre o por el padre en caso de que ambos trabajen y deberá ser comunicado a la empresa por escrito. </text:span></text:p>
                  <text:p text:style-name="P19"/>
                  <text:p text:style-name="P26">2. Reduccion de jornada por cuidado de un menor de 12 año o familiar dependiente.</text:p>
                  <text:p text:style-name="P29"><text:soft-page-break/><text:span text:style-name="T15">3. D</text:span>erecho a solicitar las adaptaciones de la duración y distribución de la jornada de trabajo, en la ordenación del tiempo de trabajo y en la forma de prestación, incluida la prestación de su trabajo a distancia<text:span text:style-name="T16">(teletrabajo).</text:span></text:p>
                </table:table-cell>
              </table:table-row>
              <table:table-row>
                <table:table-cell table:style-name="Táboa2.A1" office:value-type="string">
                  <text:p text:style-name="P4">Compensación de gastos en teletrabajo. En mínimo legal</text:p>
                  <text:p text:style-name="P4">indicar lo que señala la Ley 10/2021 de Trabajo a Distancia</text:p>
                </table:table-cell>
                <table:table-cell table:style-name="Táboa2.A1" office:value-type="string">
                  <text:p text:style-name="P15"><text:span text:style-name="Emphasis">Artículo 12</text:span> <text:span text:style-name="T10">El derecho al abono y compensación de gastos </text:span></text:p>
                  <text:section text:style-name="Sect1" text:name="ART12">
                    <text:p text:style-name="Text_20_body"><text:bookmark text:name="I71"/><text:span text:style-name="T6">1. </text:span>El desarrollo del trabajo a distancia deberá ser sufragado o compensado por la empresa, y no podrá suponer la asunción por parte de la persona trabajadora de gastos relacionados con los equipos, herramientas y medios vinculados al desarrollo de su actividad laboral.</text:p>
                    <text:p text:style-name="Text_20_body"><text:bookmark text:name="I72"/><text:span text:style-name="T6">2. </text:span>Los convenios o acuerdos colectivos podrán establecer el mecanismo para la determinación, y compensación o abono de estos gastos.</text:p>
                  </text:section>
                  <text:p text:style-name="P18"/>
                </table:table-cell>
                <table:table-cell table:style-name="Táboa2.A1" office:value-type="string">
                  <text:p text:style-name="P20">Articulo 41</text:p>
                  <text:p text:style-name="P20"/>
                  <text:p text:style-name="P20">En materia de trabajo a distancia y teletrabajo se estará a los dispuesto en la legislación vigente en cada momento (actualmente <text:a xlink:type="simple" xlink:href="https://noticias.juridicas.com/base_datos/Laboral/702807-ley-10-2021-de-9-de-julio-de-trabajo-a-distancia.html" text:style-name="Internet_20_link" text:visited-style-name="Visited_20_Internet_20_Link">Ley 10/2021, de 9 de julio, de trabajo a distancia</text:a>), así como a las especialidades contempladas en el presente artículo. </text:p>
                  <text:p text:style-name="P20"/>
                  <text:p text:style-name="P20">En materia de abono y compensación de gastos, tal y como establece el <text:a xlink:type="simple" xlink:href="https://noticias.juridicas.com/base_datos/Laboral/702807-ley-10-2021-de-9-de-julio-de-trabajo-a-distancia.html#I70" text:style-name="Internet_20_link" text:visited-style-name="Visited_20_Internet_20_Link">artículo 12 de Ley 10/2021, de 9 de julio, de trabajo a distancia</text:a>, las personas trabajadoras que se encuentren prestando servicios de trabajo a distancia de forma regular, entendiéndose por trabajo a distancia regular el definido en el <text:a xlink:type="simple" xlink:href="https://noticias.juridicas.com/base_datos/Laboral/702807-ley-10-2021-de-9-de-julio-de-trabajo-a-distancia.html#I15" text:style-name="Internet_20_link" text:visited-style-name="Visited_20_Internet_20_Link">artículo 1 de la Ley 10/2021, de 9 de julio, de trabajo a distancia</text:a>, percibirán en concepto de compensación de gastos la cantidad 17€ brutos mensuales. </text:p>
                </table:table-cell>
              </table:table-row>
            </table:table>
            <text:p text:style-name="P3">  <text:bookmark text:name="puntuacion"/></text:p>
          </table:table-cell>
        </table:table-row>
        <table:table-row>
          <table:table-cell table:style-name="Táboa1.A1" office:value-type="string">
            <text:p text:style-name="P5">Criterios de puntuación. Total 10 puntos.<text:bookmark text:name="yui_3_17_2_1_1708711384759_1398"/><text:bookmark text:name="yui_3_17_2_1_1708711384759_1399"/></text:p>
          </table:table-cell>
        </table:table-row>
        <table:table-row>
          <table:table-cell table:style-name="Táboa1.A1" office:value-type="string">
            <text:p text:style-name="P3"/>
            <text:list text:style-name="L1">
              <text:list-item>
                <text:p text:style-name="P24"><text:bookmark text:name="yui_3_17_2_1_1708711384759_1395"/><text:bookmark text:name="yui_3_17_2_1_1708711384759_1396"/><text:bookmark text:name="yui_3_17_2_1_1708711384759_1397"/>Actividad 1:  10 PUNTOS. Detallar y ejemplificar las cláusulas del Convenio, indicando el mínimo que marca la normativa (Estatuto de los Trabajadores) y las mejoras que establece el Convenio </text:p>
              </text:list-item>
            </text:list>
          </table:table-cell>
        </table:table-row>
      </table:table>
      <text:h text:style-name="P1" text:outline-level="5"/>
      <text:p text:style-name="P8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9:04:07.019000000</meta:creation-date>
    <dc:date>2024-02-28T21:50:07.231000000</dc:date>
    <meta:editing-duration>PT2H34M47S</meta:editing-duration>
    <meta:editing-cycles>19</meta:editing-cycles>
    <meta:generator>LibreOffice/7.5.3.2$Windows_X86_64 LibreOffice_project/9f56dff12ba03b9acd7730a5a481eea045e468f3</meta:generator>
    <meta:document-statistic meta:table-count="2" meta:image-count="0" meta:object-count="0" meta:page-count="3" meta:paragraph-count="75" meta:word-count="878" meta:character-count="5384" meta:non-whitespace-character-count="4567"/>
  </office:meta>
</office:document-meta>
</file>